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0c59e0" officeooo:paragraph-rsid="000c59e0" style:font-style-asian="normal" style:font-style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c59e0" officeooo:paragraph-rsid="000c59e0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c59e0" officeooo:paragraph-rsid="000f6606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f6606" officeooo:paragraph-rsid="000f6606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0a7960" officeooo:paragraph-rsid="000f6606" style:font-style-asian="normal" style:font-weight-asian="bold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0114f" officeooo:paragraph-rsid="0010114f" style:font-style-asian="normal" style:font-weight-asian="bold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1e4e2" officeooo:paragraph-rsid="0011e4e2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32038" officeooo:paragraph-rsid="00132038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normal" officeooo:rsid="0014c766" officeooo:paragraph-rsid="0014c766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a7960" officeooo:paragraph-rsid="000a796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normal" officeooo:rsid="00096a67" officeooo:paragraph-rsid="00096a67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normal" officeooo:rsid="000a7960" officeooo:paragraph-rsid="000a796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0a7960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0a7960" officeooo:paragraph-rsid="000a796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59e0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6606" style:font-weight-asian="bold" style:font-weight-complex="bold"/>
    </style:style>
    <style:style style:name="T9" style:family="text">
      <style:text-properties officeooo:rsid="000f660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59e0" style:font-weight-asian="normal" style:font-weight-complex="normal"/>
    </style:style>
    <style:style style:name="T12" style:family="text">
      <style:text-properties fo:font-weight="normal" officeooo:rsid="000f6606" style:font-weight-asian="normal" style:font-weight-complex="normal"/>
    </style:style>
    <style:style style:name="T13" style:family="text">
      <style:text-properties fo:font-weight="normal" officeooo:rsid="00132038" style:font-weight-asian="normal" style:font-weight-complex="normal"/>
    </style:style>
    <style:style style:name="T14" style:family="text">
      <style:text-properties fo:font-weight="normal" officeooo:rsid="0014c766" style:font-weight-asian="normal" style:font-weight-complex="normal"/>
    </style:style>
    <style:style style:name="T15" style:family="text">
      <style:text-properties fo:font-weight="normal" officeooo:rsid="00182c42" style:font-weight-asian="normal" style:font-weight-complex="normal"/>
    </style:style>
    <style:style style:name="T16" style:family="text">
      <style:text-properties officeooo:rsid="0016b6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ДЗ 2</text:p>
      <text:p text:style-name="P10"/>
      <text:p text:style-name="P12"><text:span text:style-name="T8">1.</text:span>Сделал все этапы — пока без JPA.</text:p>
      <text:p text:style-name="P12">Все исходники и скрипты поместил <text:a xlink:type="simple" xlink:href="https://github.com/drJabber/otus_javaee_2018_09/tree/master/L03%20-%20data%20layer" text:style-name="Internet_20_link" text:visited-style-name="Visited_20_Internet_20_Link">тут</text:a>.</text:p>
      <text:p text:style-name="P12"/>
      <text:p text:style-name="P10">0,1 этап</text:p>
      <text:p text:style-name="P13">Сделал ERD диаграмму для сущностей, относящихся к садаче — см. <text:a xlink:type="simple" xlink:href="https://github.com/drJabber/otus_javaee_2018_09/raw/master/L03%20-%20data%20layer/uml/otus-diagrams.vpp" text:style-name="Internet_20_link" text:visited-style-name="Visited_20_Internet_20_Link">файл</text:a> </text:p>
      <text:p text:style-name="P14">Необходимые пояснения — на листе диаграммы.</text:p>
      <text:p text:style-name="P12"/>
      <text:p text:style-name="P10">2 этап</text:p>
      <text:p text:style-name="P12">Схему БД сделал в СУБД postgreSql с помощью pgAdmin - см. <text:a xlink:type="simple" xlink:href="https://github.com/drJabber/otus_javaee_2018_09/blob/master/L03%20-%20data%20layer/rnkl03/_sql_scripts/sql_scripts.sql" text:style-name="Internet_20_link" text:visited-style-name="Visited_20_Internet_20_Link">скрипты</text:a>.</text:p>
      <text:p text:style-name="P12"/>
      <text:p text:style-name="P11">3,4,5 этап</text:p>
      <text:p text:style-name="P15">Сделал проект Maven. Исходники <text:a xlink:type="simple" xlink:href="https://github.com/drJabber/otus_javaee_2018_09/tree/master/L03%20-%20data%20layer/rnkl03" text:style-name="Internet_20_link" text:visited-style-name="Visited_20_Internet_20_Link">тут</text:a>.</text:p>
      <text:p text:style-name="P15">После запуска приложение доступно по ссылке <text:span text:style-name="T7">localhost:8080/</text:span><text:span text:style-name="T2">rnk</text:span><text:span text:style-name="T5">/rnk_jdbc</text:span><text:span text:style-name="T6">.</text:span></text:p>
      <text:p text:style-name="P15"><text:span text:style-name="T3">Запрос GET выводит </text:span><text:span text:style-name="T4">в ответ сервлета </text:span><text:span text:style-name="T3">сотрудников, должности и подразделения, отсортированные по убыванию id </text:span><text:span text:style-name="T4">сотрудника</text:span><text:span text:style-name="T3">.</text:span></text:p>
      <text:p text:style-name="P1">Запрос POST заполняет БД из файлов CSV (выводит в ответ сервлета информацию о созданных записях таблиц БД)</text:p>
      <text:p text:style-name="P1">Запрос PUT изменяет 2 строки таблицы сотрудников (фамилия и ссылку на должность)</text:p>
      <text:p text:style-name="P1">Запрос DELETE удаляет 2 записи из таблицы сотрудников (id 6 и 7).</text:p>
      <text:p text:style-name="P1"/>
      <text:p text:style-name="P2">6 этап</text:p>
      <text:p text:style-name="P1">Сделал в pgAdmin хранимку get_max_salary_fio, которая получает ФИО сотрудника с максимальной зарплатой. </text:p>
      <text:p text:style-name="P1">Если в запросе GET присутствует параметр <text:s/>get_max_salary_fio, в ответ сервлета выводится фамилия сотрудника с максимальной зарплатой.</text:p>
      <text:p text:style-name="P1"/>
      <text:p text:style-name="P1"/>
      <text:p text:style-name="P4">2.<text:span text:style-name="T10">Сделал этапы 5,6 с JPA</text:span></text:p>
      <text:p text:style-name="P4"><text:span text:style-name="T10"/></text:p>
      <text:p text:style-name="P4">5 этап:</text:p>
      <text:p text:style-name="P5"><text:span text:style-name="T10">После запуска приложение доступно по ссылке </text:span>localhost:8080/<text:span text:style-name="T1">rnk</text:span>/rnk_j<text:span text:style-name="T9">pa</text:span><text:span text:style-name="T10">.</text:span></text:p>
      <text:p text:style-name="P5"><text:span text:style-name="T10">Запрос GET выводит </text:span><text:span text:style-name="T11">в ответ сервлета </text:span><text:span text:style-name="T10">сотрудников, должности и подразделения, </text:span><text:span text:style-name="T12">роли и права</text:span><text:span text:style-name="T10"> отсортированные по убыванию id </text:span><text:span text:style-name="T11">сотрудника</text:span><text:span text:style-name="T10">.</text:span></text:p>
      <text:p text:style-name="P3"><text:span text:style-name="T10">Запрос POST </text:span><text:span text:style-name="T12">добавляет в БД запись сотрудника. В параметрах запроса fio, dept, position, role, salary, login, password указываются соответственно <text:s/>ФИО, отдел, должность, роль, зарплата, логин, пароль нового сотрудника. Справочники подразделений, должностей, ролей — находятся в соответствующих таблицах (departamets, positions, roles).</text:span></text:p>
      <text:p text:style-name="P4"><text:span text:style-name="T10">Запрос PUT меняет ФИО и подразделение сотрудника, id которого указывается в параметре запроса staff_id. Новое ФИО указывается в параметре new_fio, новое подразделение — в параметре new_dept. В запросе PUT получилось передавать параметры только в urle запроса. </text:span></text:p>
      <text:p text:style-name="P4"><text:span text:style-name="T10">Запрос DELETE удаляет сотрудника с id заданным в параметре staff_id. В запросе DELETE получилось передавать параметры только в urle запроса. </text:span></text:p>
      <text:p text:style-name="P4"><text:span text:style-name="T10"/></text:p>
      <text:p text:style-name="P4">6 этап:</text:p>
      <text:p text:style-name="P3"><text:span text:style-name="T10">Если в запросе GET присутствует параметр <text:s/>get_max_salary_fio, в ответ сервлета выводится фамилия сотрудника с максимальной зарплатой.</text:span></text:p>
      <text:p text:style-name="P6"><text:span text:style-name="T10"/></text:p>
      <text:p text:style-name="P7">Примечания:</text:p>
      <text:p text:style-name="P9">1. Учтены замечания первого ревью. Загрузка данных <text:span text:style-name="T16">в варианте с jdbc </text:span>делается через классы сущностей.</text:p>
      <text:p text:style-name="P7"><text:span text:style-name="T14">2</text:span><text:span text:style-name="T13">. </text:span><text:span text:style-name="T10">В реализации связки many-to-many для ролей и прав доступа пришлось убрать аннотацию @Data и реализовать геттеры и сеттеры руками (так же как и метод toString), т.к. из-за взаимных ссылок RoleEntity и AuthorityEntity в методах RoleEntity.toString() и RoleEntity.getAuthorities() возникает бесконечная рекурсия и кидается исключение.</text:span></text:p>
      <text:p text:style-name="P8"><text:soft-page-break/><text:span text:style-name="T15">3</text:span><text:span text:style-name="T10">. В pom.xml пришлось добавить зависимость на javax.xml.bind. Без нее tomcat не видит persistence.xml (по крайней мере для JDK 9,10)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08T22:59:42.185648316</dc:date>
    <meta:editing-duration>PT1H23M2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2" meta:paragraph-count="31" meta:word-count="369" meta:character-count="2683" meta:non-whitespace-character-count="2332"/>
  </office:meta>
</office:document-meta>
</file>